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4888" calcext:value-type="float">
            <text:p>125.2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9648" calcext:value-type="float">
            <text:p>125.1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9648" calcext:value-type="float">
            <text:p>125.1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66" calcext:value-type="float">
            <text:p>125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66" calcext:value-type="float">
            <text:p>125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9648" calcext:value-type="float">
            <text:p>125.1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66" calcext:value-type="float">
            <text:p>125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9648" calcext:value-type="float">
            <text:p>125.1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9648" calcext:value-type="float">
            <text:p>125.1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66" calcext:value-type="float">
            <text:p>125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66" calcext:value-type="float">
            <text:p>125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66" calcext:value-type="float">
            <text:p>125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66" calcext:value-type="float">
            <text:p>125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66" calcext:value-type="float">
            <text:p>125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0504" calcext:value-type="float">
            <text:p>125.1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9648" calcext:value-type="float">
            <text:p>125.1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66" calcext:value-type="float">
            <text:p>125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3552" calcext:value-type="float">
            <text:p>125.1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66" calcext:value-type="float">
            <text:p>125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0504" calcext:value-type="float">
            <text:p>125.1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3552" calcext:value-type="float">
            <text:p>125.1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0504" calcext:value-type="float">
            <text:p>125.1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0504" calcext:value-type="float">
            <text:p>125.1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0504" calcext:value-type="float">
            <text:p>125.1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0504" calcext:value-type="float">
            <text:p>125.1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66" calcext:value-type="float">
            <text:p>125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9648" calcext:value-type="float">
            <text:p>125.1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7456" calcext:value-type="float">
            <text:p>125.1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136" calcext:value-type="float">
            <text:p>125.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7456" calcext:value-type="float">
            <text:p>125.1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0504" calcext:value-type="float">
            <text:p>125.1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3552" calcext:value-type="float">
            <text:p>125.1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136" calcext:value-type="float">
            <text:p>125.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5264" calcext:value-type="float">
            <text:p>125.1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136" calcext:value-type="float">
            <text:p>125.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4408" calcext:value-type="float">
            <text:p>125.1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7456" calcext:value-type="float">
            <text:p>125.1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0504" calcext:value-type="float">
            <text:p>125.1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3552" calcext:value-type="float">
            <text:p>125.1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66" calcext:value-type="float">
            <text:p>125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7456" calcext:value-type="float">
            <text:p>125.1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612" calcext:value-type="float">
            <text:p>125.1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5264" calcext:value-type="float">
            <text:p>125.1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4408" calcext:value-type="float">
            <text:p>125.1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136" calcext:value-type="float">
            <text:p>125.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8312" calcext:value-type="float">
            <text:p>125.1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4408" calcext:value-type="float">
            <text:p>125.1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4408" calcext:value-type="float">
            <text:p>125.1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7456" calcext:value-type="float">
            <text:p>125.1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5264" calcext:value-type="float">
            <text:p>125.1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5264" calcext:value-type="float">
            <text:p>125.1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136" calcext:value-type="float">
            <text:p>125.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5264" calcext:value-type="float">
            <text:p>125.1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2216" calcext:value-type="float">
            <text:p>125.1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2216" calcext:value-type="float">
            <text:p>125.1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136" calcext:value-type="float">
            <text:p>125.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7456" calcext:value-type="float">
            <text:p>125.1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4408" calcext:value-type="float">
            <text:p>125.1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2216" calcext:value-type="float">
            <text:p>125.1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612" calcext:value-type="float">
            <text:p>125.1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2216" calcext:value-type="float">
            <text:p>125.1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136" calcext:value-type="float">
            <text:p>125.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2216" calcext:value-type="float">
            <text:p>125.1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612" calcext:value-type="float">
            <text:p>125.1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612" calcext:value-type="float">
            <text:p>125.1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8312" calcext:value-type="float">
            <text:p>125.1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136" calcext:value-type="float">
            <text:p>125.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2216" calcext:value-type="float">
            <text:p>125.1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9168" calcext:value-type="float">
            <text:p>125.1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2216" calcext:value-type="float">
            <text:p>125.1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4408" calcext:value-type="float">
            <text:p>125.1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136" calcext:value-type="float">
            <text:p>125.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4408" calcext:value-type="float">
            <text:p>125.1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9168" calcext:value-type="float">
            <text:p>125.1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7832" calcext:value-type="float">
            <text:p>125.1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9168" calcext:value-type="float">
            <text:p>125.1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5264" calcext:value-type="float">
            <text:p>125.1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612" calcext:value-type="float">
            <text:p>125.1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0024" calcext:value-type="float">
            <text:p>125.1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3072" calcext:value-type="float">
            <text:p>125.1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3072" calcext:value-type="float">
            <text:p>125.1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3072" calcext:value-type="float">
            <text:p>125.1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2216" calcext:value-type="float">
            <text:p>125.1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2216" calcext:value-type="float">
            <text:p>125.1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3072" calcext:value-type="float">
            <text:p>125.1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0024" calcext:value-type="float">
            <text:p>125.1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088" calcext:value-type="float">
            <text:p>125.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4408" calcext:value-type="float">
            <text:p>125.1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2216" calcext:value-type="float">
            <text:p>125.1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088" calcext:value-type="float">
            <text:p>125.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136" calcext:value-type="float">
            <text:p>125.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2216" calcext:value-type="float">
            <text:p>125.1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2216" calcext:value-type="float">
            <text:p>125.1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564" calcext:value-type="float">
            <text:p>125.1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2216" calcext:value-type="float">
            <text:p>125.1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3928" calcext:value-type="float">
            <text:p>125.1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1736" calcext:value-type="float">
            <text:p>125.1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612" calcext:value-type="float">
            <text:p>125.1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3552" calcext:value-type="float">
            <text:p>125.1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612" calcext:value-type="float">
            <text:p>125.1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4784" calcext:value-type="float">
            <text:p>125.1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088" calcext:value-type="float">
            <text:p>125.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8312" calcext:value-type="float">
            <text:p>125.1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3928" calcext:value-type="float">
            <text:p>125.1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3072" calcext:value-type="float">
            <text:p>125.1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4784" calcext:value-type="float">
            <text:p>125.1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7832" calcext:value-type="float">
            <text:p>125.1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612" calcext:value-type="float">
            <text:p>125.1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3072" calcext:value-type="float">
            <text:p>125.1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7832" calcext:value-type="float">
            <text:p>125.1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3448" calcext:value-type="float">
            <text:p>125.1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0024" calcext:value-type="float">
            <text:p>125.1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9168" calcext:value-type="float">
            <text:p>125.1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612" calcext:value-type="float">
            <text:p>125.1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7832" calcext:value-type="float">
            <text:p>125.1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3072" calcext:value-type="float">
            <text:p>125.1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0024" calcext:value-type="float">
            <text:p>125.1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1736" calcext:value-type="float">
            <text:p>125.1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7832" calcext:value-type="float">
            <text:p>125.1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9168" calcext:value-type="float">
            <text:p>125.1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4784" calcext:value-type="float">
            <text:p>125.1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2216" calcext:value-type="float">
            <text:p>125.1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3072" calcext:value-type="float">
            <text:p>125.1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9544" calcext:value-type="float">
            <text:p>125.1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1736" calcext:value-type="float">
            <text:p>125.1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088" calcext:value-type="float">
            <text:p>125.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088" calcext:value-type="float">
            <text:p>125.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3928" calcext:value-type="float">
            <text:p>125.1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088" calcext:value-type="float">
            <text:p>125.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088" calcext:value-type="float">
            <text:p>125.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4784" calcext:value-type="float">
            <text:p>125.1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4784" calcext:value-type="float">
            <text:p>125.1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088" calcext:value-type="float">
            <text:p>125.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1736" calcext:value-type="float">
            <text:p>125.1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0024" calcext:value-type="float">
            <text:p>125.1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0024" calcext:value-type="float">
            <text:p>125.1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088" calcext:value-type="float">
            <text:p>125.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8688" calcext:value-type="float">
            <text:p>125.1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7832" calcext:value-type="float">
            <text:p>125.1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3928" calcext:value-type="float">
            <text:p>125.1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9544" calcext:value-type="float">
            <text:p>125.1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7352" calcext:value-type="float">
            <text:p>125.1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6976" calcext:value-type="float">
            <text:p>125.1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564" calcext:value-type="float">
            <text:p>125.1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612" calcext:value-type="float">
            <text:p>125.1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3928" calcext:value-type="float">
            <text:p>125.1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8688" calcext:value-type="float">
            <text:p>125.1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3928" calcext:value-type="float">
            <text:p>125.1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8688" calcext:value-type="float">
            <text:p>125.1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9544" calcext:value-type="float">
            <text:p>125.1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7832" calcext:value-type="float">
            <text:p>125.1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088" calcext:value-type="float">
            <text:p>125.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3928" calcext:value-type="float">
            <text:p>125.1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1736" calcext:value-type="float">
            <text:p>125.1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4304" calcext:value-type="float">
            <text:p>125.1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6976" calcext:value-type="float">
            <text:p>125.1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564" calcext:value-type="float">
            <text:p>125.1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088" calcext:value-type="float">
            <text:p>125.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2592" calcext:value-type="float">
            <text:p>125.1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6496" calcext:value-type="float">
            <text:p>125.1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088" calcext:value-type="float">
            <text:p>125.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9544" calcext:value-type="float">
            <text:p>125.1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9544" calcext:value-type="float">
            <text:p>125.1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1736" calcext:value-type="float">
            <text:p>125.1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4784" calcext:value-type="float">
            <text:p>125.1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8688" calcext:value-type="float">
            <text:p>125.1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9544" calcext:value-type="float">
            <text:p>125.1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9544" calcext:value-type="float">
            <text:p>125.1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4784" calcext:value-type="float">
            <text:p>125.1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9544" calcext:value-type="float">
            <text:p>125.1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8688" calcext:value-type="float">
            <text:p>125.1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6496" calcext:value-type="float">
            <text:p>125.1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6496" calcext:value-type="float">
            <text:p>125.1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2592" calcext:value-type="float">
            <text:p>125.1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6496" calcext:value-type="float">
            <text:p>125.1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9544" calcext:value-type="float">
            <text:p>125.1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2592" calcext:value-type="float">
            <text:p>125.1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2592" calcext:value-type="float">
            <text:p>125.1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8688" calcext:value-type="float">
            <text:p>125.1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2592" calcext:value-type="float">
            <text:p>125.1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564" calcext:value-type="float">
            <text:p>125.1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9544" calcext:value-type="float">
            <text:p>125.1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564" calcext:value-type="float">
            <text:p>125.1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1736" calcext:value-type="float">
            <text:p>125.1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516" calcext:value-type="float">
            <text:p>125.1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7352" calcext:value-type="float">
            <text:p>125.1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088" calcext:value-type="float">
            <text:p>125.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2592" calcext:value-type="float">
            <text:p>125.1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3448" calcext:value-type="float">
            <text:p>125.1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6496" calcext:value-type="float">
            <text:p>125.1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9544" calcext:value-type="float">
            <text:p>125.1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3448" calcext:value-type="float">
            <text:p>125.1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6496" calcext:value-type="float">
            <text:p>125.1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3448" calcext:value-type="float">
            <text:p>125.1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6496" calcext:value-type="float">
            <text:p>125.1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9544" calcext:value-type="float">
            <text:p>125.1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6496" calcext:value-type="float">
            <text:p>125.1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9544" calcext:value-type="float">
            <text:p>125.1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9544" calcext:value-type="float">
            <text:p>125.1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7352" calcext:value-type="float">
            <text:p>125.1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7352" calcext:value-type="float">
            <text:p>125.1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8688" calcext:value-type="float">
            <text:p>125.1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04" calcext:value-type="float">
            <text:p>125.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8208" calcext:value-type="float">
            <text:p>125.1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1256" calcext:value-type="float">
            <text:p>125.1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04" calcext:value-type="float">
            <text:p>125.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564" calcext:value-type="float">
            <text:p>125.1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564" calcext:value-type="float">
            <text:p>125.1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7352" calcext:value-type="float">
            <text:p>125.1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04" calcext:value-type="float">
            <text:p>125.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04" calcext:value-type="float">
            <text:p>125.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96016" calcext:value-type="float">
            <text:p>125.0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2112" calcext:value-type="float">
            <text:p>125.1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9544" calcext:value-type="float">
            <text:p>125.1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7352" calcext:value-type="float">
            <text:p>125.1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8208" calcext:value-type="float">
            <text:p>125.1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04" calcext:value-type="float">
            <text:p>125.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4304" calcext:value-type="float">
            <text:p>125.1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4304" calcext:value-type="float">
            <text:p>125.1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3448" calcext:value-type="float">
            <text:p>125.1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7352" calcext:value-type="float">
            <text:p>125.1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8208" calcext:value-type="float">
            <text:p>125.1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2592" calcext:value-type="float">
            <text:p>125.1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2112" calcext:value-type="float">
            <text:p>125.1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2112" calcext:value-type="float">
            <text:p>125.1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516" calcext:value-type="float">
            <text:p>125.1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8208" calcext:value-type="float">
            <text:p>125.1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2592" calcext:value-type="float">
            <text:p>125.1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2112" calcext:value-type="float">
            <text:p>125.1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6872" calcext:value-type="float">
            <text:p>125.0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2112" calcext:value-type="float">
            <text:p>125.1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4304" calcext:value-type="float">
            <text:p>125.1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4304" calcext:value-type="float">
            <text:p>125.1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99064" calcext:value-type="float">
            <text:p>125.0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8208" calcext:value-type="float">
            <text:p>125.1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92968" calcext:value-type="float">
            <text:p>125.0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6872" calcext:value-type="float">
            <text:p>125.0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99064" calcext:value-type="float">
            <text:p>125.0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8208" calcext:value-type="float">
            <text:p>125.1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6872" calcext:value-type="float">
            <text:p>125.0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1632" calcext:value-type="float">
            <text:p>125.0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7728" calcext:value-type="float">
            <text:p>125.0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3824" calcext:value-type="float">
            <text:p>125.0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6872" calcext:value-type="float">
            <text:p>125.0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3824" calcext:value-type="float">
            <text:p>125.0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3824" calcext:value-type="float">
            <text:p>125.0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6872" calcext:value-type="float">
            <text:p>125.0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6872" calcext:value-type="float">
            <text:p>125.0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992" calcext:value-type="float">
            <text:p>125.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7728" calcext:value-type="float">
            <text:p>125.0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7728" calcext:value-type="float">
            <text:p>125.0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0776" calcext:value-type="float">
            <text:p>125.0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6872" calcext:value-type="float">
            <text:p>125.0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992" calcext:value-type="float">
            <text:p>125.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468" calcext:value-type="float">
            <text:p>125.0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0776" calcext:value-type="float">
            <text:p>125.0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3824" calcext:value-type="float">
            <text:p>125.0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7728" calcext:value-type="float">
            <text:p>125.0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0776" calcext:value-type="float">
            <text:p>125.0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468" calcext:value-type="float">
            <text:p>125.0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7728" calcext:value-type="float">
            <text:p>125.0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1632" calcext:value-type="float">
            <text:p>125.0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468" calcext:value-type="float">
            <text:p>125.0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1632" calcext:value-type="float">
            <text:p>125.0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7728" calcext:value-type="float">
            <text:p>125.0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7728" calcext:value-type="float">
            <text:p>125.0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468" calcext:value-type="float">
            <text:p>125.0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1632" calcext:value-type="float">
            <text:p>125.0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468" calcext:value-type="float">
            <text:p>125.0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5536" calcext:value-type="float">
            <text:p>125.0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2488" calcext:value-type="float">
            <text:p>125.0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468" calcext:value-type="float">
            <text:p>125.0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0776" calcext:value-type="float">
            <text:p>125.0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2488" calcext:value-type="float">
            <text:p>125.0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5536" calcext:value-type="float">
            <text:p>125.0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2488" calcext:value-type="float">
            <text:p>125.0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2488" calcext:value-type="float">
            <text:p>125.0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2488" calcext:value-type="float">
            <text:p>125.0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5536" calcext:value-type="float">
            <text:p>125.0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5536" calcext:value-type="float">
            <text:p>125.0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2488" calcext:value-type="float">
            <text:p>125.0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5536" calcext:value-type="float">
            <text:p>125.0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2488" calcext:value-type="float">
            <text:p>125.0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5536" calcext:value-type="float">
            <text:p>125.0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5536" calcext:value-type="float">
            <text:p>125.0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0296" calcext:value-type="float">
            <text:p>125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7248" calcext:value-type="float">
            <text:p>125.0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7248" calcext:value-type="float">
            <text:p>125.0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0296" calcext:value-type="float">
            <text:p>125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42" calcext:value-type="float">
            <text:p>125.0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1152" calcext:value-type="float">
            <text:p>125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0296" calcext:value-type="float">
            <text:p>125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42" calcext:value-type="float">
            <text:p>125.0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0296" calcext:value-type="float">
            <text:p>125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0296" calcext:value-type="float">
            <text:p>125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8104" calcext:value-type="float">
            <text:p>125.0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2008" calcext:value-type="float">
            <text:p>125.0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1152" calcext:value-type="float">
            <text:p>125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8104" calcext:value-type="float">
            <text:p>125.0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1152" calcext:value-type="float">
            <text:p>125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8104" calcext:value-type="float">
            <text:p>125.0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8104" calcext:value-type="float">
            <text:p>125.0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42" calcext:value-type="float">
            <text:p>125.0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1152" calcext:value-type="float">
            <text:p>125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5056" calcext:value-type="float">
            <text:p>125.0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2008" calcext:value-type="float">
            <text:p>125.0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1152" calcext:value-type="float">
            <text:p>125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42" calcext:value-type="float">
            <text:p>125.0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1152" calcext:value-type="float">
            <text:p>125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8104" calcext:value-type="float">
            <text:p>125.0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42" calcext:value-type="float">
            <text:p>125.0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8104" calcext:value-type="float">
            <text:p>125.0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2008" calcext:value-type="float">
            <text:p>125.0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2008" calcext:value-type="float">
            <text:p>125.0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5056" calcext:value-type="float">
            <text:p>125.0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5056" calcext:value-type="float">
            <text:p>125.0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8104" calcext:value-type="float">
            <text:p>125.0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8104" calcext:value-type="float">
            <text:p>125.0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2008" calcext:value-type="float">
            <text:p>125.0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2008" calcext:value-type="float">
            <text:p>125.0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5056" calcext:value-type="float">
            <text:p>125.0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42" calcext:value-type="float">
            <text:p>125.0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5056" calcext:value-type="float">
            <text:p>125.0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2864" calcext:value-type="float">
            <text:p>125.0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8104" calcext:value-type="float">
            <text:p>125.0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2488" calcext:value-type="float">
            <text:p>125.0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42" calcext:value-type="float">
            <text:p>125.0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42" calcext:value-type="float">
            <text:p>125.0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7248" calcext:value-type="float">
            <text:p>125.0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42" calcext:value-type="float">
            <text:p>125.0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0296" calcext:value-type="float">
            <text:p>125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0296" calcext:value-type="float">
            <text:p>125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0296" calcext:value-type="float">
            <text:p>125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5536" calcext:value-type="float">
            <text:p>125.0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0296" calcext:value-type="float">
            <text:p>125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2488" calcext:value-type="float">
            <text:p>125.0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0296" calcext:value-type="float">
            <text:p>125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1632" calcext:value-type="float">
            <text:p>125.0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5536" calcext:value-type="float">
            <text:p>125.0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468" calcext:value-type="float">
            <text:p>125.0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7248" calcext:value-type="float">
            <text:p>125.0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2488" calcext:value-type="float">
            <text:p>125.0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2488" calcext:value-type="float">
            <text:p>125.0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2488" calcext:value-type="float">
            <text:p>125.0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2488" calcext:value-type="float">
            <text:p>125.0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2488" calcext:value-type="float">
            <text:p>125.0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1632" calcext:value-type="float">
            <text:p>125.0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7728" calcext:value-type="float">
            <text:p>125.0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92968" calcext:value-type="float">
            <text:p>125.0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1152" calcext:value-type="float">
            <text:p>125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992" calcext:value-type="float">
            <text:p>125.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7728" calcext:value-type="float">
            <text:p>125.0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5536" calcext:value-type="float">
            <text:p>125.0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0296" calcext:value-type="float">
            <text:p>125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3344" calcext:value-type="float">
            <text:p>125.0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7248" calcext:value-type="float">
            <text:p>125.0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3824" calcext:value-type="float">
            <text:p>125.0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468" calcext:value-type="float">
            <text:p>125.0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468" calcext:value-type="float">
            <text:p>125.0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0296" calcext:value-type="float">
            <text:p>125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8104" calcext:value-type="float">
            <text:p>125.0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2488" calcext:value-type="float">
            <text:p>125.0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5536" calcext:value-type="float">
            <text:p>125.0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468" calcext:value-type="float">
            <text:p>125.0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7248" calcext:value-type="float">
            <text:p>125.0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7728" calcext:value-type="float">
            <text:p>125.0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7248" calcext:value-type="float">
            <text:p>125.0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1152" calcext:value-type="float">
            <text:p>125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5536" calcext:value-type="float">
            <text:p>125.0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5056" calcext:value-type="float">
            <text:p>125.0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1152" calcext:value-type="float">
            <text:p>125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1152" calcext:value-type="float">
            <text:p>125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1152" calcext:value-type="float">
            <text:p>125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7248" calcext:value-type="float">
            <text:p>125.0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5056" calcext:value-type="float">
            <text:p>125.0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1152" calcext:value-type="float">
            <text:p>125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7248" calcext:value-type="float">
            <text:p>125.0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5056" calcext:value-type="float">
            <text:p>125.0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5056" calcext:value-type="float">
            <text:p>125.0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8104" calcext:value-type="float">
            <text:p>125.0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1152" calcext:value-type="float">
            <text:p>125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7248" calcext:value-type="float">
            <text:p>125.0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5056" calcext:value-type="float">
            <text:p>125.0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6392" calcext:value-type="float">
            <text:p>125.0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2008" calcext:value-type="float">
            <text:p>125.0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1152" calcext:value-type="float">
            <text:p>125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8104" calcext:value-type="float">
            <text:p>125.0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1152" calcext:value-type="float">
            <text:p>125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0672" calcext:value-type="float">
            <text:p>125.0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0296" calcext:value-type="float">
            <text:p>125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42" calcext:value-type="float">
            <text:p>125.0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2008" calcext:value-type="float">
            <text:p>125.0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0672" calcext:value-type="float">
            <text:p>125.0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2008" calcext:value-type="float">
            <text:p>125.0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2008" calcext:value-type="float">
            <text:p>125.0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42" calcext:value-type="float">
            <text:p>125.0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0296" calcext:value-type="float">
            <text:p>125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7248" calcext:value-type="float">
            <text:p>125.0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2008" calcext:value-type="float">
            <text:p>125.0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6768" calcext:value-type="float">
            <text:p>125.0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42" calcext:value-type="float">
            <text:p>125.0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5912" calcext:value-type="float">
            <text:p>125.0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5056" calcext:value-type="float">
            <text:p>125.0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1152" calcext:value-type="float">
            <text:p>125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2864" calcext:value-type="float">
            <text:p>125.0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5912" calcext:value-type="float">
            <text:p>125.0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0296" calcext:value-type="float">
            <text:p>125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0672" calcext:value-type="float">
            <text:p>125.0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2488" calcext:value-type="float">
            <text:p>125.0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5432" calcext:value-type="float">
            <text:p>124.9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2008" calcext:value-type="float">
            <text:p>125.0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0672" calcext:value-type="float">
            <text:p>125.0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5056" calcext:value-type="float">
            <text:p>125.0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2008" calcext:value-type="float">
            <text:p>125.0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372" calcext:value-type="float">
            <text:p>125.0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5056" calcext:value-type="float">
            <text:p>125.0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9816" calcext:value-type="float">
            <text:p>125.0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7624" calcext:value-type="float">
            <text:p>125.0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2008" calcext:value-type="float">
            <text:p>125.0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2864" calcext:value-type="float">
            <text:p>125.0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6768" calcext:value-type="float">
            <text:p>125.0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6768" calcext:value-type="float">
            <text:p>125.0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6768" calcext:value-type="float">
            <text:p>125.0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9816" calcext:value-type="float">
            <text:p>125.0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8104" calcext:value-type="float">
            <text:p>125.0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5912" calcext:value-type="float">
            <text:p>125.0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372" calcext:value-type="float">
            <text:p>125.0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1528" calcext:value-type="float">
            <text:p>125.0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6768" calcext:value-type="float">
            <text:p>125.0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7248" calcext:value-type="float">
            <text:p>125.0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9816" calcext:value-type="float">
            <text:p>125.0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7624" calcext:value-type="float">
            <text:p>125.0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0672" calcext:value-type="float">
            <text:p>125.0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5912" calcext:value-type="float">
            <text:p>125.0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9816" calcext:value-type="float">
            <text:p>125.0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2864" calcext:value-type="float">
            <text:p>125.0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8104" calcext:value-type="float">
            <text:p>125.0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2864" calcext:value-type="float">
            <text:p>125.0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0672" calcext:value-type="float">
            <text:p>125.0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5432" calcext:value-type="float">
            <text:p>124.9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6768" calcext:value-type="float">
            <text:p>125.0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2864" calcext:value-type="float">
            <text:p>125.0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2864" calcext:value-type="float">
            <text:p>125.0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5912" calcext:value-type="float">
            <text:p>125.0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372" calcext:value-type="float">
            <text:p>125.0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6288" calcext:value-type="float">
            <text:p>124.9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848" calcext:value-type="float">
            <text:p>124.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5056" calcext:value-type="float">
            <text:p>125.0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5056" calcext:value-type="float">
            <text:p>125.0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7624" calcext:value-type="float">
            <text:p>125.0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0672" calcext:value-type="float">
            <text:p>125.0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372" calcext:value-type="float">
            <text:p>125.0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7624" calcext:value-type="float">
            <text:p>125.0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0672" calcext:value-type="float">
            <text:p>125.0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0672" calcext:value-type="float">
            <text:p>125.0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0672" calcext:value-type="float">
            <text:p>125.0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372" calcext:value-type="float">
            <text:p>125.0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6768" calcext:value-type="float">
            <text:p>125.0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0672" calcext:value-type="float">
            <text:p>125.0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6768" calcext:value-type="float">
            <text:p>125.0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372" calcext:value-type="float">
            <text:p>125.0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1528" calcext:value-type="float">
            <text:p>125.0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4576" calcext:value-type="float">
            <text:p>125.0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4576" calcext:value-type="float">
            <text:p>125.0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7624" calcext:value-type="float">
            <text:p>125.0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7624" calcext:value-type="float">
            <text:p>125.0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0672" calcext:value-type="float">
            <text:p>125.0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4576" calcext:value-type="float">
            <text:p>125.0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0672" calcext:value-type="float">
            <text:p>125.0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6768" calcext:value-type="float">
            <text:p>125.0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6768" calcext:value-type="float">
            <text:p>125.0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848" calcext:value-type="float">
            <text:p>124.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4576" calcext:value-type="float">
            <text:p>125.0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4576" calcext:value-type="float">
            <text:p>125.0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372" calcext:value-type="float">
            <text:p>125.0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372" calcext:value-type="float">
            <text:p>125.0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5432" calcext:value-type="float">
            <text:p>124.9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5432" calcext:value-type="float">
            <text:p>124.9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2384" calcext:value-type="float">
            <text:p>124.9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848" calcext:value-type="float">
            <text:p>124.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4576" calcext:value-type="float">
            <text:p>125.0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7624" calcext:value-type="float">
            <text:p>125.0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5432" calcext:value-type="float">
            <text:p>124.9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848" calcext:value-type="float">
            <text:p>124.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4576" calcext:value-type="float">
            <text:p>125.0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372" calcext:value-type="float">
            <text:p>125.0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6768" calcext:value-type="float">
            <text:p>125.0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6768" calcext:value-type="float">
            <text:p>125.0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6288" calcext:value-type="float">
            <text:p>124.9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6288" calcext:value-type="float">
            <text:p>124.9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9336" calcext:value-type="float">
            <text:p>124.9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1528" calcext:value-type="float">
            <text:p>125.0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1528" calcext:value-type="float">
            <text:p>125.0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848" calcext:value-type="float">
            <text:p>124.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7624" calcext:value-type="float">
            <text:p>125.0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4576" calcext:value-type="float">
            <text:p>125.0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1528" calcext:value-type="float">
            <text:p>125.0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4576" calcext:value-type="float">
            <text:p>125.0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4576" calcext:value-type="float">
            <text:p>125.0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9336" calcext:value-type="float">
            <text:p>124.9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5432" calcext:value-type="float">
            <text:p>124.9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6288" calcext:value-type="float">
            <text:p>124.9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324" calcext:value-type="float">
            <text:p>124.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6288" calcext:value-type="float">
            <text:p>124.9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6288" calcext:value-type="float">
            <text:p>124.9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6288" calcext:value-type="float">
            <text:p>124.9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5432" calcext:value-type="float">
            <text:p>124.9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6288" calcext:value-type="float">
            <text:p>124.9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77144" calcext:value-type="float">
            <text:p>124.9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324" calcext:value-type="float">
            <text:p>124.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6288" calcext:value-type="float">
            <text:p>124.9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6288" calcext:value-type="float">
            <text:p>124.9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324" calcext:value-type="float">
            <text:p>124.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324" calcext:value-type="float">
            <text:p>124.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77144" calcext:value-type="float">
            <text:p>124.9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324" calcext:value-type="float">
            <text:p>124.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9336" calcext:value-type="float">
            <text:p>124.9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9336" calcext:value-type="float">
            <text:p>124.9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6288" calcext:value-type="float">
            <text:p>124.9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9336" calcext:value-type="float">
            <text:p>124.9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71048" calcext:value-type="float">
            <text:p>124.9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74096" calcext:value-type="float">
            <text:p>124.9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9336" calcext:value-type="float">
            <text:p>124.9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2384" calcext:value-type="float">
            <text:p>124.9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77144" calcext:value-type="float">
            <text:p>124.9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324" calcext:value-type="float">
            <text:p>124.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324" calcext:value-type="float">
            <text:p>124.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324" calcext:value-type="float">
            <text:p>124.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324" calcext:value-type="float">
            <text:p>124.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324" calcext:value-type="float">
            <text:p>124.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5432" calcext:value-type="float">
            <text:p>124.9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77144" calcext:value-type="float">
            <text:p>124.9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74096" calcext:value-type="float">
            <text:p>124.9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74096" calcext:value-type="float">
            <text:p>124.9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9336" calcext:value-type="float">
            <text:p>124.9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324" calcext:value-type="float">
            <text:p>124.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6288" calcext:value-type="float">
            <text:p>124.9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324" calcext:value-type="float">
            <text:p>124.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324" calcext:value-type="float">
            <text:p>124.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77144" calcext:value-type="float">
            <text:p>124.9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324" calcext:value-type="float">
            <text:p>124.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6288" calcext:value-type="float">
            <text:p>124.9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324" calcext:value-type="float">
            <text:p>124.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324" calcext:value-type="float">
            <text:p>124.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6288" calcext:value-type="float">
            <text:p>124.9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6288" calcext:value-type="float">
            <text:p>124.9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324" calcext:value-type="float">
            <text:p>124.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2384" calcext:value-type="float">
            <text:p>124.9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324" calcext:value-type="float">
            <text:p>124.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9336" calcext:value-type="float">
            <text:p>124.9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2384" calcext:value-type="float">
            <text:p>124.9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6288" calcext:value-type="float">
            <text:p>124.9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324" calcext:value-type="float">
            <text:p>124.9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6288" calcext:value-type="float">
            <text:p>124.9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2384" calcext:value-type="float">
            <text:p>124.9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9336" calcext:value-type="float">
            <text:p>124.9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2384" calcext:value-type="float">
            <text:p>124.9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2384" calcext:value-type="float">
            <text:p>124.9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9336" calcext:value-type="float">
            <text:p>124.9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6288" calcext:value-type="float">
            <text:p>124.9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6288" calcext:value-type="float">
            <text:p>124.9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9336" calcext:value-type="float">
            <text:p>124.9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5432" calcext:value-type="float">
            <text:p>124.9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5432" calcext:value-type="float">
            <text:p>124.9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848" calcext:value-type="float">
            <text:p>124.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5432" calcext:value-type="float">
            <text:p>124.9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9336" calcext:value-type="float">
            <text:p>124.9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9336" calcext:value-type="float">
            <text:p>124.9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5432" calcext:value-type="float">
            <text:p>124.9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848" calcext:value-type="float">
            <text:p>124.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5432" calcext:value-type="float">
            <text:p>124.9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5432" calcext:value-type="float">
            <text:p>124.9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1528" calcext:value-type="float">
            <text:p>125.0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1528" calcext:value-type="float">
            <text:p>125.0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4576" calcext:value-type="float">
            <text:p>125.0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1528" calcext:value-type="float">
            <text:p>125.0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848" calcext:value-type="float">
            <text:p>124.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95432" calcext:value-type="float">
            <text:p>124.9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4576" calcext:value-type="float">
            <text:p>125.0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0672" calcext:value-type="float">
            <text:p>125.0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0672" calcext:value-type="float">
            <text:p>125.0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4576" calcext:value-type="float">
            <text:p>125.0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7624" calcext:value-type="float">
            <text:p>125.0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372" calcext:value-type="float">
            <text:p>125.0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372" calcext:value-type="float">
            <text:p>125.0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4576" calcext:value-type="float">
            <text:p>125.0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372" calcext:value-type="float">
            <text:p>125.0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9816" calcext:value-type="float">
            <text:p>125.0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6768" calcext:value-type="float">
            <text:p>125.0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07624" calcext:value-type="float">
            <text:p>125.0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9816" calcext:value-type="float">
            <text:p>125.0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372" calcext:value-type="float">
            <text:p>125.0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372" calcext:value-type="float">
            <text:p>125.0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9816" calcext:value-type="float">
            <text:p>125.0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8104" calcext:value-type="float">
            <text:p>125.0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2864" calcext:value-type="float">
            <text:p>125.0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5056" calcext:value-type="float">
            <text:p>125.0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1152" calcext:value-type="float">
            <text:p>125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1152" calcext:value-type="float">
            <text:p>125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2008" calcext:value-type="float">
            <text:p>125.0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35056" calcext:value-type="float">
            <text:p>125.0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42" calcext:value-type="float">
            <text:p>125.0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42" calcext:value-type="float">
            <text:p>125.0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0296" calcext:value-type="float">
            <text:p>125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0296" calcext:value-type="float">
            <text:p>125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42" calcext:value-type="float">
            <text:p>125.0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7248" calcext:value-type="float">
            <text:p>125.0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0296" calcext:value-type="float">
            <text:p>125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0296" calcext:value-type="float">
            <text:p>125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0296" calcext:value-type="float">
            <text:p>125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2488" calcext:value-type="float">
            <text:p>125.0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0296" calcext:value-type="float">
            <text:p>125.0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7728" calcext:value-type="float">
            <text:p>125.0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3824" calcext:value-type="float">
            <text:p>125.0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68584" calcext:value-type="float">
            <text:p>125.0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468" calcext:value-type="float">
            <text:p>125.0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7728" calcext:value-type="float">
            <text:p>125.0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468" calcext:value-type="float">
            <text:p>125.0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468" calcext:value-type="float">
            <text:p>125.0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7728" calcext:value-type="float">
            <text:p>125.0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3824" calcext:value-type="float">
            <text:p>125.0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992" calcext:value-type="float">
            <text:p>125.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92968" calcext:value-type="float">
            <text:p>125.0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92968" calcext:value-type="float">
            <text:p>125.0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6872" calcext:value-type="float">
            <text:p>125.0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2112" calcext:value-type="float">
            <text:p>125.1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3824" calcext:value-type="float">
            <text:p>125.0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6872" calcext:value-type="float">
            <text:p>125.0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2112" calcext:value-type="float">
            <text:p>125.1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1256" calcext:value-type="float">
            <text:p>125.1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2112" calcext:value-type="float">
            <text:p>125.1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7352" calcext:value-type="float">
            <text:p>125.1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1256" calcext:value-type="float">
            <text:p>125.1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8208" calcext:value-type="float">
            <text:p>125.1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8208" calcext:value-type="float">
            <text:p>125.1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2112" calcext:value-type="float">
            <text:p>125.1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7352" calcext:value-type="float">
            <text:p>125.1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1736" calcext:value-type="float">
            <text:p>125.1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2592" calcext:value-type="float">
            <text:p>125.1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3448" calcext:value-type="float">
            <text:p>125.1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11256" calcext:value-type="float">
            <text:p>125.1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9544" calcext:value-type="float">
            <text:p>125.1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0024" calcext:value-type="float">
            <text:p>125.1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7832" calcext:value-type="float">
            <text:p>125.1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6496" calcext:value-type="float">
            <text:p>125.1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3448" calcext:value-type="float">
            <text:p>125.1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564" calcext:value-type="float">
            <text:p>125.1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7832" calcext:value-type="float">
            <text:p>125.1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0024" calcext:value-type="float">
            <text:p>125.1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6976" calcext:value-type="float">
            <text:p>125.1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53928" calcext:value-type="float">
            <text:p>125.1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0024" calcext:value-type="float">
            <text:p>125.1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8312" calcext:value-type="float">
            <text:p>125.1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7456" calcext:value-type="float">
            <text:p>125.1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8688" calcext:value-type="float">
            <text:p>125.1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0024" calcext:value-type="float">
            <text:p>125.1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9168" calcext:value-type="float">
            <text:p>125.1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4888" calcext:value-type="float">
            <text:p>125.2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3552" calcext:value-type="float">
            <text:p>125.1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4408" calcext:value-type="float">
            <text:p>125.1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3552" calcext:value-type="float">
            <text:p>125.1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20984" calcext:value-type="float">
            <text:p>125.2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24032" calcext:value-type="float">
            <text:p>125.2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0128" calcext:value-type="float">
            <text:p>125.2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4888" calcext:value-type="float">
            <text:p>125.2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3176" calcext:value-type="float">
            <text:p>125.2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0128" calcext:value-type="float">
            <text:p>125.2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3176" calcext:value-type="float">
            <text:p>125.2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6224" calcext:value-type="float">
            <text:p>125.2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0128" calcext:value-type="float">
            <text:p>125.2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6224" calcext:value-type="float">
            <text:p>125.2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0128" calcext:value-type="float">
            <text:p>125.2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0128" calcext:value-type="float">
            <text:p>125.2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232" calcext:value-type="float">
            <text:p>125.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6224" calcext:value-type="float">
            <text:p>125.2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6224" calcext:value-type="float">
            <text:p>125.2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232" calcext:value-type="float">
            <text:p>125.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5368" calcext:value-type="float">
            <text:p>125.2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9272" calcext:value-type="float">
            <text:p>125.2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232" calcext:value-type="float">
            <text:p>125.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6704" calcext:value-type="float">
            <text:p>125.2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7936" calcext:value-type="float">
            <text:p>125.2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6224" calcext:value-type="float">
            <text:p>125.2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5368" calcext:value-type="float">
            <text:p>125.2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5368" calcext:value-type="float">
            <text:p>125.2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3176" calcext:value-type="float">
            <text:p>125.2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0608" calcext:value-type="float">
            <text:p>125.2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9752" calcext:value-type="float">
            <text:p>125.2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9272" calcext:value-type="float">
            <text:p>125.2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8416" calcext:value-type="float">
            <text:p>125.2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1464" calcext:value-type="float">
            <text:p>125.2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5368" calcext:value-type="float">
            <text:p>125.2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232" calcext:value-type="float">
            <text:p>125.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28" calcext:value-type="float">
            <text:p>125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81944" calcext:value-type="float">
            <text:p>125.2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0128" calcext:value-type="float">
            <text:p>125.2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8416" calcext:value-type="float">
            <text:p>125.2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5368" calcext:value-type="float">
            <text:p>125.2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2708" calcext:value-type="float">
            <text:p>125.2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1464" calcext:value-type="float">
            <text:p>125.2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3656" calcext:value-type="float">
            <text:p>125.2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756" calcext:value-type="float">
            <text:p>125.2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9752" calcext:value-type="float">
            <text:p>125.2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4512" calcext:value-type="float">
            <text:p>125.2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5368" calcext:value-type="float">
            <text:p>125.2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1464" calcext:value-type="float">
            <text:p>125.2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1464" calcext:value-type="float">
            <text:p>125.2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5848" calcext:value-type="float">
            <text:p>125.2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6704" calcext:value-type="float">
            <text:p>125.2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6704" calcext:value-type="float">
            <text:p>125.2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6704" calcext:value-type="float">
            <text:p>125.2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1464" calcext:value-type="float">
            <text:p>125.2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8416" calcext:value-type="float">
            <text:p>125.2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9272" calcext:value-type="float">
            <text:p>125.2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6704" calcext:value-type="float">
            <text:p>125.2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6704" calcext:value-type="float">
            <text:p>125.2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94136" calcext:value-type="float">
            <text:p>125.2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0608" calcext:value-type="float">
            <text:p>125.2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3176" calcext:value-type="float">
            <text:p>125.2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28" calcext:value-type="float">
            <text:p>125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6704" calcext:value-type="float">
            <text:p>125.2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756" calcext:value-type="float">
            <text:p>125.2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84992" calcext:value-type="float">
            <text:p>125.2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0608" calcext:value-type="float">
            <text:p>125.2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756" calcext:value-type="float">
            <text:p>125.2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5368" calcext:value-type="float">
            <text:p>125.2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232" calcext:value-type="float">
            <text:p>125.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1464" calcext:value-type="float">
            <text:p>125.2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5848" calcext:value-type="float">
            <text:p>125.2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8896" calcext:value-type="float">
            <text:p>125.2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8416" calcext:value-type="float">
            <text:p>125.2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3656" calcext:value-type="float">
            <text:p>125.2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0608" calcext:value-type="float">
            <text:p>125.2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3656" calcext:value-type="float">
            <text:p>125.2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9752" calcext:value-type="float">
            <text:p>125.2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1464" calcext:value-type="float">
            <text:p>125.2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28" calcext:value-type="float">
            <text:p>125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28" calcext:value-type="float">
            <text:p>125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28" calcext:value-type="float">
            <text:p>125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3176" calcext:value-type="float">
            <text:p>125.2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756" calcext:value-type="float">
            <text:p>125.2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6704" calcext:value-type="float">
            <text:p>125.2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28" calcext:value-type="float">
            <text:p>125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8416" calcext:value-type="float">
            <text:p>125.2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232" calcext:value-type="float">
            <text:p>125.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4512" calcext:value-type="float">
            <text:p>125.2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756" calcext:value-type="float">
            <text:p>125.2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5848" calcext:value-type="float">
            <text:p>125.2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6704" calcext:value-type="float">
            <text:p>125.2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0608" calcext:value-type="float">
            <text:p>125.2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1464" calcext:value-type="float">
            <text:p>125.2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3656" calcext:value-type="float">
            <text:p>125.2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8896" calcext:value-type="float">
            <text:p>125.2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756" calcext:value-type="float">
            <text:p>125.2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4512" calcext:value-type="float">
            <text:p>125.2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3656" calcext:value-type="float">
            <text:p>125.2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0608" calcext:value-type="float">
            <text:p>125.2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28" calcext:value-type="float">
            <text:p>125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9752" calcext:value-type="float">
            <text:p>125.2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8416" calcext:value-type="float">
            <text:p>125.2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232" calcext:value-type="float">
            <text:p>125.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0608" calcext:value-type="float">
            <text:p>125.2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8416" calcext:value-type="float">
            <text:p>125.2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6704" calcext:value-type="float">
            <text:p>125.2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9752" calcext:value-type="float">
            <text:p>125.2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756" calcext:value-type="float">
            <text:p>125.2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5368" calcext:value-type="float">
            <text:p>125.2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8416" calcext:value-type="float">
            <text:p>125.2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3656" calcext:value-type="float">
            <text:p>125.2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6704" calcext:value-type="float">
            <text:p>125.2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756" calcext:value-type="float">
            <text:p>125.2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3656" calcext:value-type="float">
            <text:p>125.2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9752" calcext:value-type="float">
            <text:p>125.2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9272" calcext:value-type="float">
            <text:p>125.2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756" calcext:value-type="float">
            <text:p>125.2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232" calcext:value-type="float">
            <text:p>125.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756" calcext:value-type="float">
            <text:p>125.2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28" calcext:value-type="float">
            <text:p>125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4512" calcext:value-type="float">
            <text:p>125.2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4512" calcext:value-type="float">
            <text:p>125.2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756" calcext:value-type="float">
            <text:p>125.2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3656" calcext:value-type="float">
            <text:p>125.2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9752" calcext:value-type="float">
            <text:p>125.2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5368" calcext:value-type="float">
            <text:p>125.2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48416" calcext:value-type="float">
            <text:p>125.2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54512" calcext:value-type="float">
            <text:p>125.2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7936" calcext:value-type="float">
            <text:p>125.2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3176" calcext:value-type="float">
            <text:p>125.2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3176" calcext:value-type="float">
            <text:p>125.2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4888" calcext:value-type="float">
            <text:p>125.2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30128" calcext:value-type="float">
            <text:p>125.2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2216" calcext:value-type="float">
            <text:p>125.1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4888" calcext:value-type="float">
            <text:p>125.2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4888" calcext:value-type="float">
            <text:p>125.2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7936" calcext:value-type="float">
            <text:p>125.2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7936" calcext:value-type="float">
            <text:p>125.2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4888" calcext:value-type="float">
            <text:p>125.2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9648" calcext:value-type="float">
            <text:p>125.1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9648" calcext:value-type="float">
            <text:p>125.1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24032" calcext:value-type="float">
            <text:p>125.2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7936" calcext:value-type="float">
            <text:p>125.2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24032" calcext:value-type="float">
            <text:p>125.2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4888" calcext:value-type="float">
            <text:p>125.2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7936" calcext:value-type="float">
            <text:p>125.2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4888" calcext:value-type="float">
            <text:p>125.2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4888" calcext:value-type="float">
            <text:p>125.2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4888" calcext:value-type="float">
            <text:p>125.2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7936" calcext:value-type="float">
            <text:p>125.2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9648" calcext:value-type="float">
            <text:p>125.1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4888" calcext:value-type="float">
            <text:p>125.2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4888" calcext:value-type="float">
            <text:p>125.2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4888" calcext:value-type="float">
            <text:p>125.2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4888" calcext:value-type="float">
            <text:p>125.2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4888" calcext:value-type="float">
            <text:p>125.2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4888" calcext:value-type="float">
            <text:p>125.2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4888" calcext:value-type="float">
            <text:p>125.2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7936" calcext:value-type="float">
            <text:p>125.2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4888" calcext:value-type="float">
            <text:p>125.2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4888" calcext:value-type="float">
            <text:p>125.2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9648" calcext:value-type="float">
            <text:p>125.1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9648" calcext:value-type="float">
            <text:p>125.1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66" calcext:value-type="float">
            <text:p>125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9648" calcext:value-type="float">
            <text:p>125.1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8792" calcext:value-type="float">
            <text:p>125.2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9648" calcext:value-type="float">
            <text:p>125.1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3552" calcext:value-type="float">
            <text:p>125.1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66" calcext:value-type="float">
            <text:p>125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9648" calcext:value-type="float">
            <text:p>125.1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9648" calcext:value-type="float">
            <text:p>125.1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9648" calcext:value-type="float">
            <text:p>125.1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66" calcext:value-type="float">
            <text:p>125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66" calcext:value-type="float">
            <text:p>125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184" calcext:value-type="float">
            <text:p>125.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66" calcext:value-type="float">
            <text:p>125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66" calcext:value-type="float">
            <text:p>125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66" calcext:value-type="float">
            <text:p>125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9648" calcext:value-type="float">
            <text:p>125.1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66" calcext:value-type="float">
            <text:p>125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7456" calcext:value-type="float">
            <text:p>125.1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8136" calcext:value-type="float">
            <text:p>125.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47832" calcext:value-type="float">
            <text:p>125.1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92968" calcext:value-type="float">
            <text:p>125.0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0776" calcext:value-type="float">
            <text:p>125.0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7656" calcext:value-type="float">
            <text:p>124.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156" calcext:value-type="float">
            <text:p>124.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3752" calcext:value-type="float">
            <text:p>124.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4608" calcext:value-type="float">
            <text:p>124.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19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4608" calcext:value-type="float">
            <text:p>124.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19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368" calcext:value-type="float">
            <text:p>124.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7656" calcext:value-type="float">
            <text:p>124.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8512" calcext:value-type="float">
            <text:p>124.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7656" calcext:value-type="float">
            <text:p>124.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1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04" calcext:value-type="float">
            <text:p>125.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42112235101</text:p>
          </table:table-cell>
          <table:table-cell office:value-type="string" calcext:value-type="string">
            <text:p>B-18-01 19ADC [MW-4B2]</text:p>
          </table:table-cell>
          <table:table-cell office:value-type="string" calcext:value-type="string">
            <text:p>201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8512" calcext:value-type="float">
            <text:p>124.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72" meta:object-count="0"/>
    <meta:user-defined meta:name="AppVersion">3.0</meta:user-defined>
  </office:meta>
</office:document-meta>
</file>